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2" style:family="table-column">
      <style:table-column-properties fo:break-before="auto" style:column-width="2.371cm"/>
    </style:style>
    <style:style style:name="co3" style:family="table-column">
      <style:table-column-properties fo:break-before="auto" style:column-width="2.836cm"/>
    </style:style>
    <style:style style:name="co4" style:family="table-column">
      <style:table-column-properties fo:break-before="auto" style:column-width="2.879cm"/>
    </style:style>
    <style:style style:name="co5" style:family="table-column">
      <style:table-column-properties fo:break-before="auto" style:column-width="1.863cm"/>
    </style:style>
    <style:style style:name="ro1" style:family="table-row">
      <style:table-row-properties style:row-height="1.148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72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 table:use-wildcards="true"/>
      <table:table table:name="Delovni_list1" table:style-name="ta1">
        <table:shapes>
          <draw:frame draw:z-index="0" draw:name="Chart 1" draw:style-name="gr1" svg:width="16.459cm" svg:height="10.19cm" svg:x="15.244cm" svg:y="1.077cm">
            <draw:object draw:notify-on-update-of-ranges="Delovni_list1.A3:Delovni_list1.A7 Delovni_list1.B3:Delovni_list1.B7 Delovni_list1.C3:Delovni_list1.C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Chart 2" draw:style-name="gr1" svg:width="17.15cm" svg:height="9.552cm" svg:x="14.62cm" svg:y="12.097cm">
            <draw:object draw:notify-on-update-of-ranges="Delovni_list1.A13:Delovni_list1.A17 Delovni_list1.B13:Delovni_list1.B17 Delovni_list1.C13:Delovni_list1.C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Chart 3" draw:style-name="gr1" svg:width="15.999cm" svg:height="8.999cm" svg:x="32.765cm" svg:y="1.247cm">
            <draw:object draw:notify-on-update-of-ranges="Delovni_list1.D3:Delovni_list1.D7 Delovni_list1.F3:Delovni_list1.F7 Delovni_list1.E3:Delovni_list1.E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number-columns-repeated="1018" table:default-cell-style-name="ce1"/>
        <table:table-row table:style-name="ro1">
          <table:table-cell/>
          <table:table-cell table:style-name="ce5" office:value-type="string" calcext:value-type="string" table:number-columns-spanned="2" table:number-rows-spanned="1">
            <text:p>QUICK SORT Z MEDIANO</text:p>
          </table:table-cell>
          <table:covered-table-cell/>
          <table:table-cell table:style-name="ce3"/>
          <table:table-cell table:style-name="ce6" office:value-type="string" calcext:value-type="string" table:number-columns-spanned="2" table:number-rows-spanned="1">
            <text:p>QUICK SORT BREZ MEDIANE</text:p>
          </table:table-cell>
          <table:covered-table-cell/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Naključno</text:p>
          </table:table-cell>
          <table:table-cell table:style-name="ce3" office:value-type="string" calcext:value-type="string">
            <text:p>Naraščujoče</text:p>
          </table:table-cell>
          <table:table-cell table:style-name="ce3"/>
          <table:table-cell table:style-name="ce3" office:value-type="string" calcext:value-type="string">
            <text:p>Naključno</text:p>
          </table:table-cell>
          <table:table-cell table:style-name="ce3" office:value-type="string" calcext:value-type="string">
            <text:p>Naraščujoče</text:p>
          </table:table-cell>
          <table:table-cell table:number-columns-repeated="1018"/>
        </table:table-row>
        <table:table-row table:style-name="ro2">
          <table:table-cell table:style-name="ce3" office:value-type="float" office:value="10000" calcext:value-type="float">
            <text:p>10000</text:p>
          </table:table-cell>
          <table:table-cell table:style-name="ce4" office:value-type="float" office:value="21001" calcext:value-type="float">
            <text:p>21001</text:p>
          </table:table-cell>
          <table:table-cell table:style-name="ce4" office:value-type="float" office:value="10252" calcext:value-type="float">
            <text:p>10252</text:p>
          </table:table-cell>
          <table:table-cell table:style-name="ce2" office:value-type="float" office:value="500" calcext:value-type="float">
            <text:p>500</text:p>
          </table:table-cell>
          <table:table-cell table:style-name="ce4" office:value-type="float" office:value="692" calcext:value-type="float">
            <text:p>692</text:p>
          </table:table-cell>
          <table:table-cell table:style-name="ce4" office:value-type="float" office:value="6532" calcext:value-type="float">
            <text:p>6532</text:p>
          </table:table-cell>
          <table:table-cell table:number-columns-repeated="1018"/>
        </table:table-row>
        <table:table-row table:style-name="ro2">
          <table:table-cell table:style-name="ce3" office:value-type="float" office:value="20000" calcext:value-type="float">
            <text:p>20000</text:p>
          </table:table-cell>
          <table:table-cell table:style-name="ce4" office:value-type="float" office:value="43840" calcext:value-type="float">
            <text:p>43840</text:p>
          </table:table-cell>
          <table:table-cell table:style-name="ce4" office:value-type="float" office:value="19726" calcext:value-type="float">
            <text:p>19726</text:p>
          </table:table-cell>
          <table:table-cell table:style-name="ce2" office:value-type="float" office:value="1000" calcext:value-type="float">
            <text:p>1000</text:p>
          </table:table-cell>
          <table:table-cell table:style-name="ce4" office:value-type="float" office:value="2391" calcext:value-type="float">
            <text:p>2391</text:p>
          </table:table-cell>
          <table:table-cell table:style-name="ce4" office:value-type="float" office:value="23301" calcext:value-type="float">
            <text:p>23301</text:p>
          </table:table-cell>
          <table:table-cell table:number-columns-repeated="1018"/>
        </table:table-row>
        <table:table-row table:style-name="ro2">
          <table:table-cell table:style-name="ce3" office:value-type="float" office:value="30000" calcext:value-type="float">
            <text:p>30000</text:p>
          </table:table-cell>
          <table:table-cell table:style-name="ce4" office:value-type="float" office:value="82359" calcext:value-type="float">
            <text:p>82359</text:p>
          </table:table-cell>
          <table:table-cell table:style-name="ce4" office:value-type="float" office:value="30630" calcext:value-type="float">
            <text:p>30630</text:p>
          </table:table-cell>
          <table:table-cell table:style-name="ce2" office:value-type="float" office:value="1500" calcext:value-type="float">
            <text:p>1500</text:p>
          </table:table-cell>
          <table:table-cell table:style-name="ce4" office:value-type="float" office:value="2299" calcext:value-type="float">
            <text:p>2299</text:p>
          </table:table-cell>
          <table:table-cell table:style-name="ce4" office:value-type="float" office:value="48652" calcext:value-type="float">
            <text:p>48652</text:p>
          </table:table-cell>
          <table:table-cell table:number-columns-repeated="1018"/>
        </table:table-row>
        <table:table-row table:style-name="ro2">
          <table:table-cell table:style-name="ce3" office:value-type="float" office:value="40000" calcext:value-type="float">
            <text:p>40000</text:p>
          </table:table-cell>
          <table:table-cell table:style-name="ce4" office:value-type="float" office:value="94337" calcext:value-type="float">
            <text:p>94337</text:p>
          </table:table-cell>
          <table:table-cell table:style-name="ce4" office:value-type="float" office:value="42645" calcext:value-type="float">
            <text:p>42645</text:p>
          </table:table-cell>
          <table:table-cell table:style-name="ce2" office:value-type="float" office:value="2000" calcext:value-type="float">
            <text:p>2000</text:p>
          </table:table-cell>
          <table:table-cell table:style-name="ce4" office:value-type="float" office:value="4203" calcext:value-type="float">
            <text:p>4203</text:p>
          </table:table-cell>
          <table:table-cell table:style-name="ce4" office:value-type="float" office:value="85274" calcext:value-type="float">
            <text:p>85274</text:p>
          </table:table-cell>
          <table:table-cell table:number-columns-repeated="1018"/>
        </table:table-row>
        <table:table-row table:style-name="ro2">
          <table:table-cell table:style-name="ce3" office:value-type="float" office:value="50000" calcext:value-type="float">
            <text:p>50000</text:p>
          </table:table-cell>
          <table:table-cell table:style-name="ce4" office:value-type="float" office:value="118848" calcext:value-type="float">
            <text:p>118848</text:p>
          </table:table-cell>
          <table:table-cell table:style-name="ce4" office:value-type="float" office:value="55785" calcext:value-type="float">
            <text:p>55785</text:p>
          </table:table-cell>
          <table:table-cell table:style-name="ce2" office:value-type="float" office:value="2500" calcext:value-type="float">
            <text:p>2500</text:p>
          </table:table-cell>
          <table:table-cell table:style-name="ce4" office:value-type="float" office:value="4931" calcext:value-type="float">
            <text:p>4931</text:p>
          </table:table-cell>
          <table:table-cell table:style-name="ce4" office:value-type="float" office:value="131410" calcext:value-type="float">
            <text:p>131410</text:p>
          </table:table-cell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3">
          <table:table-cell/>
          <table:table-cell table:style-name="ce6" office:value-type="string" calcext:value-type="string" table:number-columns-spanned="2" table:number-rows-spanned="1">
            <text:p>SORTIRANJE Z IZBIRANJEM</text:p>
          </table:table-cell>
          <table:covered-table-cell/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Naključno</text:p>
          </table:table-cell>
          <table:table-cell table:style-name="ce3" office:value-type="string" calcext:value-type="string">
            <text:p>Naraščujoče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3" office:value-type="float" office:value="10000" calcext:value-type="float">
            <text:p>10000</text:p>
          </table:table-cell>
          <table:table-cell table:style-name="ce4" office:value-type="float" office:value="4686759" calcext:value-type="float">
            <text:p>4686759</text:p>
          </table:table-cell>
          <table:table-cell table:style-name="ce4" office:value-type="float" office:value="4442786" calcext:value-type="float">
            <text:p>4442786</text:p>
          </table:table-cell>
          <table:table-cell table:style-name="ce4"/>
          <table:table-cell table:number-columns-repeated="1020"/>
        </table:table-row>
        <table:table-row table:style-name="ro2">
          <table:table-cell table:style-name="ce3" office:value-type="float" office:value="20000" calcext:value-type="float">
            <text:p>20000</text:p>
          </table:table-cell>
          <table:table-cell table:style-name="ce4" office:value-type="float" office:value="17369089" calcext:value-type="float">
            <text:p>17369089</text:p>
          </table:table-cell>
          <table:table-cell table:style-name="ce4" office:value-type="float" office:value="18600634" calcext:value-type="float">
            <text:p>18600634</text:p>
          </table:table-cell>
          <table:table-cell table:style-name="ce4"/>
          <table:table-cell table:number-columns-repeated="1020"/>
        </table:table-row>
        <table:table-row table:style-name="ro2">
          <table:table-cell table:style-name="ce3" office:value-type="float" office:value="30000" calcext:value-type="float">
            <text:p>30000</text:p>
          </table:table-cell>
          <table:table-cell table:style-name="ce4" office:value-type="float" office:value="41753191" calcext:value-type="float">
            <text:p>41753191</text:p>
          </table:table-cell>
          <table:table-cell table:style-name="ce4" office:value-type="float" office:value="41436504" calcext:value-type="float">
            <text:p>41436504</text:p>
          </table:table-cell>
          <table:table-cell table:style-name="ce4"/>
          <table:table-cell table:number-columns-repeated="1020"/>
        </table:table-row>
        <table:table-row table:style-name="ro2">
          <table:table-cell table:style-name="ce3" office:value-type="float" office:value="40000" calcext:value-type="float">
            <text:p>40000</text:p>
          </table:table-cell>
          <table:table-cell table:style-name="ce4" office:value-type="float" office:value="73056705" calcext:value-type="float">
            <text:p>73056705</text:p>
          </table:table-cell>
          <table:table-cell table:style-name="ce4" office:value-type="float" office:value="71684767" calcext:value-type="float">
            <text:p>71684767</text:p>
          </table:table-cell>
          <table:table-cell table:style-name="ce4"/>
          <table:table-cell table:number-columns-repeated="1020"/>
        </table:table-row>
        <table:table-row table:style-name="ro2">
          <table:table-cell table:style-name="ce3" office:value-type="float" office:value="50000" calcext:value-type="float">
            <text:p>50000</text:p>
          </table:table-cell>
          <table:table-cell table:style-name="ce4" office:value-type="float" office:value="112875615" calcext:value-type="float">
            <text:p>112875615</text:p>
          </table:table-cell>
          <table:table-cell table:style-name="ce4" office:value-type="float" office:value="112742566" calcext:value-type="float">
            <text:p>112742566</text:p>
          </table:table-cell>
          <table:table-cell table:style-name="ce4"/>
          <table:table-cell table:number-columns-repeated="1020"/>
        </table:table-row>
        <table:table-row table:style-name="ro2" table:number-rows-repeated="8">
          <table:table-cell table:number-columns-repeated="1024"/>
        </table:table-row>
        <table:table-row table:style-name="ro2" table:visibility="collapse">
          <table:table-cell table:number-columns-repeated="1024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l" fo:country="SI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l" fo:country="SI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8">00.00.0000</text:date>, <text:time style:data-style-name="N2" text:time-value="16:54:13.782000000">00:00:00</text:time></text:p>
        </style:region-right>
      </style:header>
      <style:header-left style:display="false"/>
      <style:footer>
        <text:p>Stran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meta:creation-date>2021-04-06T18:17:38Z</meta:creation-date>
    <dc:date>2021-04-08T16:55:38.194000000</dc:date>
    <meta:editing-cycles>15</meta:editing-cycles>
    <meta:editing-duration>PT47M7S</meta:editing-duration>
    <meta:document-statistic meta:table-count="1" meta:cell-count="54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18cm" svg:stroke-color="#b3b3b3"/>
    </style:style>
    <style:style style:name="ch10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svg:stroke-linecap="round" draw:fill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svg:stroke-linecap="round" draw:fill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width="0.026cm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46cm" svg:height="10.191cm" xlink:href=".." xlink:type="simple" chart:class="chart:line" chart:style-name="ch1">
        <chart:title svg:x="5.787cm" svg:y="0.339cm" chart:style-name="ch2">
          <text:p>QUICK SORT Z MEDIANO</text:p>
        </chart:title>
        <chart:legend chart:legend-position="end" svg:x="11.772cm" svg:y="4.584cm" style:legend-expansion="high" chart:style-name="ch3"/>
        <chart:plot-area chart:style-name="ch4" table:cell-range-address="Delovni_list1.A3:Delovni_list1.C7" chart:data-source-has-labels="both" svg:x="1.288cm" svg:y="1.305cm" svg:width="10.155cm" svg:height="7.754cm">
          <chart:coordinate-region svg:x="2.342cm" svg:y="1.486cm" svg:width="8.433cm" svg:height="6.963cm"/>
          <chart:axis chart:dimension="x" chart:name="primary-x" chart:style-name="ch5" chartooo:axis-type="text">
            <chart:title svg:x="4.614cm" svg:y="9.262cm" chart:style-name="ch6">
              <text:p>Število elementov urejanja</text:p>
            </chart:title>
            <chart:categories table:cell-range-address="Delovni_list1.A3:Delovni_list1.A7"/>
          </chart:axis>
          <chart:axis chart:dimension="y" chart:name="primary-y" chart:style-name="ch7">
            <chart:title svg:x="0.451cm" svg:y="6.594cm" chart:style-name="ch8">
              <text:p>Čas v mikrosekundah</text:p>
            </chart:title>
            <chart:grid chart:style-name="ch9" chart:class="major"/>
          </chart:axis>
          <chart:series chart:style-name="ch10" chart:values-cell-range-address="Delovni_list1.B3:Delovni_list1.B7" loext:label-string="naključno_zaporedje" chart:class="chart:line">
            <chart:data-point chart:repeated="5"/>
          </chart:series>
          <chart:series chart:style-name="ch11" chart:values-cell-range-address="Delovni_list1.C3:Delovni_list1.C7" loext:label-string="naraščujoče_zaporedje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ključno_zaporedje</text:p>
              </table:table-cell>
              <table:table-cell office:value-type="string">
                <text:p>naraščujoče_zaporedje</text:p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Delovni_list1.A3:Delovni_list1.A7</svg:desc>
                </draw:g>
              </table:table-cell>
              <table:table-cell office:value-type="float" office:value="21001">
                <text:p>21001</text:p>
                <draw:g>
                  <svg:desc>Delovni_list1.B3:Delovni_list1.B7</svg:desc>
                </draw:g>
              </table:table-cell>
              <table:table-cell office:value-type="float" office:value="10252">
                <text:p>10252</text:p>
                <draw:g>
                  <svg:desc>Delovni_list1.C3:Delovni_list1.C7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43840">
                <text:p>43840</text:p>
              </table:table-cell>
              <table:table-cell office:value-type="float" office:value="19726">
                <text:p>19726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82359">
                <text:p>82359</text:p>
              </table:table-cell>
              <table:table-cell office:value-type="float" office:value="30630">
                <text:p>30630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94337">
                <text:p>94337</text:p>
              </table:table-cell>
              <table:table-cell office:value-type="float" office:value="42645">
                <text:p>42645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18848">
                <text:p>118848</text:p>
              </table:table-cell>
              <table:table-cell office:value-type="float" office:value="55785">
                <text:p>557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18cm" svg:stroke-color="#b3b3b3"/>
    </style:style>
    <style:style style:name="ch10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svg:stroke-linecap="round" draw:fill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svg:stroke-linecap="round" draw:fill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width="0.026cm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7.151cm" svg:height="9.553cm" xlink:href=".." xlink:type="simple" chart:class="chart:line" chart:style-name="ch1">
        <chart:title svg:x="5.941cm" svg:y="0.327cm" chart:style-name="ch2">
          <text:p>SORTIRANJE Z IZBIRANJEM</text:p>
        </chart:title>
        <chart:legend chart:legend-position="end" svg:x="12.463cm" svg:y="4.265cm" style:legend-expansion="high" chart:style-name="ch3"/>
        <chart:plot-area chart:style-name="ch4" table:cell-range-address="Delovni_list1.A13:Delovni_list1.C17" chart:data-source-has-labels="both" svg:x="1.302cm" svg:y="1.281cm" svg:width="10.818cm" svg:height="7.152cm">
          <chart:coordinate-region svg:x="2.927cm" svg:y="1.462cm" svg:width="8.524cm" svg:height="6.361cm"/>
          <chart:axis chart:dimension="x" chart:name="primary-x" chart:style-name="ch5" chartooo:axis-type="text">
            <chart:title svg:x="4.96cm" svg:y="8.624cm" chart:style-name="ch6">
              <text:p>Število elementov urejanja</text:p>
            </chart:title>
            <chart:categories table:cell-range-address="Delovni_list1.A13:Delovni_list1.A17"/>
          </chart:axis>
          <chart:axis chart:dimension="y" chart:name="primary-y" chart:style-name="ch7">
            <chart:title svg:x="0.451cm" svg:y="6.269cm" chart:style-name="ch8">
              <text:p>Čas v mikrosekundah</text:p>
            </chart:title>
            <chart:grid chart:style-name="ch9" chart:class="major"/>
          </chart:axis>
          <chart:series chart:style-name="ch10" chart:values-cell-range-address="Delovni_list1.B13:Delovni_list1.B17" loext:label-string="naključno_zaporedje" chart:class="chart:line">
            <chart:data-point chart:repeated="5"/>
          </chart:series>
          <chart:series chart:style-name="ch11" chart:values-cell-range-address="Delovni_list1.C13:Delovni_list1.C17" loext:label-string="naraščujoče_zaporedje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ključno_zaporedje</text:p>
              </table:table-cell>
              <table:table-cell office:value-type="string">
                <text:p>naraščujoče_zaporedje</text:p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Delovni_list1.A13:Delovni_list1.A17</svg:desc>
                </draw:g>
              </table:table-cell>
              <table:table-cell office:value-type="float" office:value="4686759">
                <text:p>4686759</text:p>
                <draw:g>
                  <svg:desc>Delovni_list1.B13:Delovni_list1.B17</svg:desc>
                </draw:g>
              </table:table-cell>
              <table:table-cell office:value-type="float" office:value="4442786">
                <text:p>4442786</text:p>
                <draw:g>
                  <svg:desc>Delovni_list1.C13:Delovni_list1.C17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7369089">
                <text:p>17369089</text:p>
              </table:table-cell>
              <table:table-cell office:value-type="float" office:value="18600634">
                <text:p>18600634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41753191">
                <text:p>41753191</text:p>
              </table:table-cell>
              <table:table-cell office:value-type="float" office:value="41436504">
                <text:p>41436504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73056705">
                <text:p>73056705</text:p>
              </table:table-cell>
              <table:table-cell office:value-type="float" office:value="71684767">
                <text:p>71684767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12875615">
                <text:p>112875615</text:p>
              </table:table-cell>
              <table:table-cell office:value-type="float" office:value="112742566">
                <text:p>1127425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visible="false" chart:axis-position="end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2a609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9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10" style:family="chart">
      <style:graphic-properties svg:stroke-width="0.018cm" svg:stroke-color="#b3b3b3"/>
    </style:style>
    <style:style style:name="ch11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end"/>
      <style:graphic-properties svg:stroke-width="0.018cm" svg:stroke-color="#ff8000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svg:stroke-linecap="round" draw:fill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svg:stroke-linecap="round" draw:fill="none" draw:fill-color="#004586"/>
      <style:text-properties fo:font-size="10pt" style:font-size-asian="10pt" style:font-size-complex="10pt"/>
    </style:style>
    <style:style style:name="ch14" style:family="chart">
      <style:graphic-properties draw:stroke="solid" svg:stroke-width="0.026cm" svg:stroke-color="#b3b3b3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6cm" svg:height="9cm" xlink:href=".." xlink:type="simple" chart:class="chart:line" chart:style-name="ch1">
        <chart:title svg:x="5.229cm" svg:y="0.316cm" chart:style-name="ch2">
          <text:p>QUICK SORT BREZ MEDIANE</text:p>
        </chart:title>
        <chart:legend chart:legend-position="end" svg:x="11.312cm" svg:y="3.989cm" style:legend-expansion="high" chart:style-name="ch3"/>
        <chart:plot-area chart:style-name="ch4" table:cell-range-address="Delovni_list1.D3:Delovni_list1.F7" chart:data-source-has-labels="both" svg:x="1.279cm" svg:y="1.259cm" svg:width="9.713cm" svg:height="6.632cm">
          <chart:coordinate-region svg:x="2.523cm" svg:y="1.441cm" svg:width="7.605cm" svg:height="5.84cm"/>
          <chart:axis chart:dimension="x" chart:name="primary-x" chart:style-name="ch5" chartooo:axis-type="text">
            <chart:title svg:x="4.384cm" svg:y="8.071cm" chart:style-name="ch6">
              <text:p>Število elementov urejanja</text:p>
            </chart:title>
            <chart:categories table:cell-range-address="Delovni_list1.D3:Delovni_list1.D7"/>
          </chart:axis>
          <chart:axis chart:dimension="x" chart:name="secondary-x" chart:style-name="ch7"/>
          <chart:axis chart:dimension="y" chart:name="primary-y" chart:style-name="ch8">
            <chart:title svg:x="0.451cm" svg:y="5.987cm" chart:style-name="ch9">
              <text:p>Čas v mikrosekundah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Delovni_list1.F3:Delovni_list1.F7" loext:label-string="naključno_zaporedje" chart:class="chart:line">
            <chart:data-point chart:repeated="5"/>
          </chart:series>
          <chart:series chart:attached-axis="secondary-y" chart:style-name="ch13" chart:values-cell-range-address="Delovni_list1.E3:Delovni_list1.E7" loext:label-string="naraščujoče_zaporedje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ključno_zaporedje</text:p>
              </table:table-cell>
              <table:table-cell office:value-type="string">
                <text:p>naraščujoče_zaporedje</text:p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Delovni_list1.D3:Delovni_list1.D7</svg:desc>
                </draw:g>
              </table:table-cell>
              <table:table-cell office:value-type="float" office:value="6532">
                <text:p>6532</text:p>
                <draw:g>
                  <svg:desc>Delovni_list1.F3:Delovni_list1.F7</svg:desc>
                </draw:g>
              </table:table-cell>
              <table:table-cell office:value-type="float" office:value="692">
                <text:p>692</text:p>
                <draw:g>
                  <svg:desc>Delovni_list1.E3:Delovni_list1.E7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3301">
                <text:p>23301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48652">
                <text:p>48652</text:p>
              </table:table-cell>
              <table:table-cell office:value-type="float" office:value="2299">
                <text:p>2299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85274">
                <text:p>85274</text:p>
              </table:table-cell>
              <table:table-cell office:value-type="float" office:value="4203">
                <text:p>4203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31410">
                <text:p>131410</text:p>
              </table:table-cell>
              <table:table-cell office:value-type="float" office:value="4931">
                <text:p>493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